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d93"/>
    </style:style>
    <style:style style:name="P2" style:family="paragraph" style:parent-style-name="Standard">
      <style:text-properties officeooo:rsid="0008dd93" officeooo:paragraph-rsid="0008dd93"/>
    </style:style>
    <style:style style:name="P3" style:family="paragraph" style:parent-style-name="Standard">
      <style:text-properties officeooo:rsid="0009a3a1" officeooo:paragraph-rsid="0009a3a1"/>
    </style:style>
    <style:style style:name="T1" style:family="text">
      <style:text-properties style:font-name="serif" fo:font-size="13.5pt"/>
    </style:style>
    <style:style style:name="T2" style:family="text">
      <style:text-properties style:font-name="serif" fo:font-size="13.5pt" officeooo:rsid="0009a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Consulta els següents enllaços i explica per a què serveix cadascuna de les etiquetes anteriors:</text:span></text:p>
      <text:p text:style-name="P1"><text:span text:style-name="T1"/></text:p>
      <text:p text:style-name="P1">•<text:a xlink:type="simple" xlink:href="https://silicodevalley.com/introduccion-al-html5/" text:style-name="Internet_20_link" text:visited-style-name="Visited_20_Internet_20_Link"><text:span text:style-name="T1">https://silicodevalley.com/introduccion-al-html5/</text:span></text:a></text:p>
      <text:p text:style-name="P1"><text:span text:style-name="T1"/></text:p>
      <text:p text:style-name="P1">•<text:a xlink:type="simple" xlink:href="https://developer.mozilla.org/es/docsSections_and_Outlines_of_an_HTML5_document" text:style-name="Internet_20_link" text:visited-style-name="Visited_20_Internet_20_Link"><text:span text:style-name="T1">https://developer.mozilla.org/esdocsSections_and_Outlines_of_an_HTML5_document</text:span></text:a></text:p>
      <text:p text:style-name="P1"><text:span text:style-name="T1"/></text:p>
      <text:p text:style-name="P1">•<text:a xlink:type="simple" xlink:href="https://www.w3schools.com/html/html5_semantic_elements.asp" text:style-name="Internet_20_link" text:visited-style-name="Visited_20_Internet_20_Link"><text:span text:style-name="T1">https://www.w3schools.com/html/html5_semantic_elements.asp</text:span></text:a></text:p>
      <text:p text:style-name="P1"><text:span text:style-name="T1"/></text:p>
      <text:p text:style-name="P2"><text:span text:style-name="T1">Estas etiquetas realmente sirven para </text:span><text:span text:style-name="T2">minimizar el uso de los div </text:span><text:span text:style-name="T1">de las paginas Html.</text:span></text:p>
      <text:p text:style-name="P2"><text:span text:style-name="T1">Cada etiqueta realiza una caja en una posición y lugar concreto de la pagina.</text:span></text:p>
      <text:p text:style-name="P2"><text:span text:style-name="T1"/></text:p>
      <text:p text:style-name="P2"><text:span text:style-name="T1">&lt;Header&gt;</text:span></text:p>
      <text:p text:style-name="P2"><text:span text:style-name="T1">Para el encabezamiento de una pagina, articulo o parrafo.</text:span></text:p>
      <text:p text:style-name="P2"><text:span text:style-name="T1"/></text:p>
      <text:p text:style-name="P2"><text:span text:style-name="T1">&lt;article&gt;</text:span></text:p>
      <text:p text:style-name="P2"><text:span text:style-name="T1">Para el propio texto del parrafo.</text:span></text:p>
      <text:p text:style-name="P2"><text:span text:style-name="T1"/></text:p>
      <text:p text:style-name="P2"><text:span text:style-name="T1">&lt;footer&gt;</text:span></text:p>
      <text:p text:style-name="P2"><text:span text:style-name="T1">Para el pie de pagina.</text:span></text:p>
      <text:p text:style-name="P2"><text:span text:style-name="T1"/></text:p>
      <text:p text:style-name="P2"><text:span text:style-name="T1">&lt;section&gt;</text:span></text:p>
      <text:p text:style-name="P2"><text:span text:style-name="T1">Para</text:span><text:span text:style-name="T2"> definir cajas dentro de cada etiqueta anterior.</text:span></text:p>
      <text:p text:style-name="P2"><text:span text:style-name="T2"/></text:p>
      <text:p text:style-name="P3"><text:span text:style-name="T1">&lt;aside&gt; </text:span></text:p>
      <text:p text:style-name="P3"><text:span text:style-name="T1">para crear una caja después de otra caja y <text:s/>a continuación.</text:span></text:p>
      <text:p text:style-name="P3"><text:span text:style-name="T1"/></text:p>
      <text:p text:style-name="P3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1:46:09.189258380</meta:creation-date>
    <dc:date>2020-10-20T12:04:28.322112345</dc:date>
    <meta:editing-duration>PT4M41S</meta:editing-duration>
    <meta:editing-cycles>2</meta:editing-cycles>
    <meta:document-statistic meta:table-count="0" meta:image-count="0" meta:object-count="0" meta:page-count="1" meta:paragraph-count="16" meta:word-count="91" meta:character-count="714" meta:non-whitespace-character-count="637"/>
    <meta:generator>LibreOffice/6.4.5.2$Linux_X86_64 LibreOffice_project/40$Build-2</meta:generator>
  </office:meta>
</office:document-meta>
</file>